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nchmark.Benchmark( Reader algRead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enchmark.getRun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.main( String [ ] arg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Benchmark.getAlgorith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nchmar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